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1ae9c" officeooo:paragraph-rsid="0011ae9c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Name:Tarun Gothwal</text:p>
      <text:p text:style-name="P6">Roll no:80113</text:p>
      <text:p text:style-name="P6">Group:KD4</text:p>
      <text:p text:style-name="P6"/>
      <text:p text:style-name="P1"/>
      <text:p text:style-name="P1"/>
      <text:p text:style-name="P1"/>
      <text:p text:style-name="P1">Assignment No:-1</text:p>
      <text:p text:style-name="P1"/>
      <text:p text:style-name="P2"><text:tab/></text:p>
      <text:p text:style-name="P3">1)man:-</text:p>
      <text:p text:style-name="P3"/>
      <text:p text:style-name="P3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2)uname:-</text:p>
      <text:p text:style-name="P3"/>
      <text:p text:style-name="P3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3)pwd:-</text:p>
      <text:p text:style-name="P3"/>
      <text:p text:style-name="P3">command:-pwd(Print current directory).</text:p>
      <text:p text:style-name="P3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<text:soft-page-break/>4)hostname:-</text:p>
      <text:p text:style-name="P3"/>
      <text:p text:style-name="P3">command:-hostname(Print IP address and hostname of the machine)</text:p>
      <text:p text:style-name="P3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>5)date:-</text:p>
      <text:p text:style-name="P3"/>
      <text:p text:style-name="P3">command:-date(Find today’s date)</text:p>
      <text:p text:style-name="P3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6)cal:-</text:p>
      <text:p text:style-name="P3"/>
      <text:p text:style-name="P3">command:-cal(Print calendar for current year)</text:p>
      <text:p text:style-name="P3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ls, dir:-</text:p>
      <text:p text:style-name="P3"/>
      <text:p text:style-name="P3">commnad:-ls,dir(See directory structure)</text:p>
      <text:p text:style-name="P3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8)cat:-</text:p>
      <text:p text:style-name="P3"/>
      <text:p text:style-name="P3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9)cat &gt;&gt;:-</text:p>
      <text:p text:style-name="P3"/>
      <text:p text:style-name="P3"><text:soft-page-break/>command:- cat&gt;&gt;Test.txt(Append some text into existing file)</text:p>
      <text:p text:style-name="P3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0)cp:-</text:p>
      <text:p text:style-name="P3"/>
      <text:p text:style-name="P3">command:-(Copy a file, Copy a directory)</text:p>
      <text:p text:style-name="P3"/>
      <text:p text:style-name="P3">Copy a file:-</text:p>
      <text:p text:style-name="P3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Copy a directory:-</text:p>
      <text:p text:style-name="P3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1)mv:-</text:p>
      <text:p text:style-name="P3"/>
      <text:p text:style-name="P3">command:- mv Test.txt new.txt--&gt;for rename</text:p>
      <text:p text:style-name="P3"><text:tab/><text:tab/> <text:s text:c="2"/>mv new.txt OSC(Move the files)</text:p>
      <text:p text:style-name="P3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>13)tac, rev(Print the file in reverse order, Reverse each line in the file):-</text:p>
      <text:p text:style-name="P3"/>
      <text:p text:style-name="P3">tac:-</text:p>
      <text:p text:style-name="P3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3">rev:-</text:p>
      <text:p text:style-name="P3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4)mkdir:-(Create directory)</text:p>
      <text:p text:style-name="P3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5)wc:-(Count the words, characters and lines in a file)</text:p>
      <text:p text:style-name="P3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6)cd(Change current directory):-</text:p>
      <text:p text:style-name="P3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17)rm(Remove a file, remove a directory ( with -R )):-</text:p>
      <text:p text:style-name="P3"/>
      <text:p text:style-name="P3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8)rmdir(remove empty directory):-</text:p>
      <text:p text:style-name="P3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)touch(change the modification time , Create Multiple empty files at once):-</text:p>
      <text:p text:style-name="P3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)uniq(Avoid repetition in a file.):-</text:p>
      <text:p text:style-name="P3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2)head(Print the specified number of lines from top in the file.):-</text:p>
      <text:p text:style-name="P3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3)tail(Print the specified number of lines from bottom in the file.):-</text:p>
      <text:p text:style-name="P3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4)factor(Find the factors of a number):-</text:p>
      <text:p text:style-name="P3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)echo(Print environment variables individually):-</text:p>
      <text:p text:style-name="P3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8)ps(Print current processes):-</text:p>
      <text:p text:style-name="P3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9)kill(Kill the process):-</text:p>
      <text:p text:style-name="P3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30)env(Print environment variables):-</text:p>
      <text:p text:style-name="P3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3T18:00:16.657748113</dc:date>
    <meta:editing-cycles>19</meta:editing-cycles>
    <meta:editing-duration>PT1H5M48S</meta:editing-duration>
    <meta:document-statistic meta:table-count="0" meta:image-count="34" meta:object-count="0" meta:page-count="8" meta:paragraph-count="51" meta:word-count="196" meta:character-count="1558" meta:non-whitespace-character-count="1407"/>
    <meta:template xlink:type="simple" xlink:actuate="onRequest" xlink:title="" xlink:href="Normal"/>
  </office:meta>
</office:document-meta>
</file>